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F00000051DB2099D2633AAB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2.614cm" svg:y="1.058cm" svg:width="7.594cm" svg:height="2.143cm" draw:z-index="0"><draw:image xlink:href="Pictures/100000010000011F00000051DB2099D2633AAB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1:39:10.617000000</dc:date>
    <meta:editing-duration>PT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1.2$Windows_X86_64 LibreOffice_project/87b77fad49947c1441b67c559c339af8f3517e22</meta:generator>
  </office:meta>
</office:document-meta>
</file>